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fo:color="#c9211e" officeooo:paragraph-rsid="0006c4c9"/>
    </style:style>
    <style:style style:name="P3" style:family="paragraph" style:parent-style-name="Text_20_body">
      <style:paragraph-properties fo:text-align="justify" style:justify-single-word="false"/>
      <style:text-properties fo:color="#c9211e" officeooo:paragraph-rsid="00a6981c"/>
    </style:style>
    <style:style style:name="P4" style:family="paragraph" style:parent-style-name="Text_20_body">
      <style:paragraph-properties fo:text-align="justify" style:justify-single-word="false"/>
      <style:text-properties fo:color="#c9211e" officeooo:paragraph-rsid="006f2b84"/>
    </style:style>
    <style:style style:name="P5" style:family="paragraph" style:parent-style-name="Text_20_body">
      <style:paragraph-properties fo:text-align="justify" style:justify-single-word="false"/>
      <style:text-properties fo:color="#c9211e" officeooo:paragraph-rsid="0078797a"/>
    </style:style>
    <style:style style:name="P6" style:family="paragraph" style:parent-style-name="Text_20_body">
      <style:paragraph-properties fo:text-align="justify" style:justify-single-word="false"/>
      <style:text-properties fo:color="#c9211e" officeooo:rsid="0006c4c9" officeooo:paragraph-rsid="00b61446"/>
    </style:style>
    <style:style style:name="P7" style:family="paragraph" style:parent-style-name="Text_20_body">
      <style:paragraph-properties fo:text-align="center" style:justify-single-word="false"/>
      <style:text-properties officeooo:paragraph-rsid="00ebd7fc"/>
    </style:style>
    <style:style style:name="P8" style:family="paragraph" style:parent-style-name="Text_20_body">
      <style:paragraph-properties fo:text-align="center" style:justify-single-word="false" fo:padding="0.049cm" fo:border="0.06pt solid #000000" style:shadow="#808080 0.176cm 0.176cm"/>
      <style:text-properties fo:font-weight="bold" officeooo:rsid="000057c8" officeooo:paragraph-rsid="000057c8" style:font-weight-asian="bold" style:font-weight-complex="bold"/>
    </style:style>
    <style:style style:name="P9" style:family="paragraph" style:parent-style-name="Text_20_body">
      <style:paragraph-properties fo:text-align="center" style:justify-single-word="false" fo:padding="0.049cm" fo:border="0.06pt solid #000000" style:shadow="#808080 0.176cm 0.176cm"/>
      <style:text-properties fo:font-weight="bold" officeooo:rsid="0001f785" officeooo:paragraph-rsid="00484b52" style:font-weight-asian="bold" style:font-weight-complex="bold"/>
    </style:style>
    <style:style style:name="P10"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3cm" style:auto-text-indent="false" fo:background-color="transparent"/>
      <style:text-properties officeooo:paragraph-rsid="0049880b"/>
    </style:style>
    <style:style style:name="P11"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3cm" style:auto-text-indent="false" fo:background-color="transparent"/>
      <style:text-properties officeooo:paragraph-rsid="00e79221"/>
    </style:style>
    <style:style style:name="P12"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3cm" style:auto-text-indent="false" fo:background-color="transparent"/>
      <style:text-properties officeooo:paragraph-rsid="00e88b66"/>
    </style:style>
    <style:style style:name="P1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3cm" style:auto-text-indent="false" fo:background-color="transparent"/>
      <style:text-properties style:text-underline-style="none" officeooo:rsid="0049880b" officeooo:paragraph-rsid="00e7cdd3"/>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3cm" style:auto-text-indent="false" style:page-number="auto" fo:background-color="transparent"/>
      <style:text-properties fo:font-weight="bold" officeooo:rsid="008b876a" officeooo:paragraph-rsid="008b876a" style:font-weight-asian="bold" style:font-weight-complex="bold"/>
    </style:style>
    <style:style style:name="P15" style:family="paragraph" style:parent-style-name="Standard" style:list-style-name="WW8Num2">
      <style:paragraph-properties fo:line-height="150%"/>
      <style:text-properties fo:font-size="11pt" officeooo:paragraph-rsid="00ebd7fc" style:font-size-asian="11pt" style:font-size-complex="11pt"/>
    </style:style>
    <style:style style:name="P16" style:family="paragraph" style:parent-style-name="Standard" style:list-style-name="WW8Num2">
      <style:paragraph-properties fo:line-height="150%"/>
      <style:text-properties fo:font-size="11pt" fo:font-style="italic" officeooo:paragraph-rsid="00ebd7fc" style:font-size-asian="11pt" style:font-style-asian="italic" style:font-size-complex="11pt" style:font-style-complex="italic"/>
    </style:style>
    <style:style style:name="P17" style:family="paragraph" style:parent-style-name="Standard" style:list-style-name="WW8Num2">
      <style:paragraph-properties fo:line-height="150%"/>
      <style:text-properties fo:font-size="11pt" fo:font-style="italic" style:text-underline-style="solid" style:text-underline-type="double" style:text-underline-width="auto" style:text-underline-color="font-color" officeooo:paragraph-rsid="00ebd7fc" style:font-size-asian="11pt" style:font-style-asian="italic" style:font-size-complex="11pt" style:font-style-complex="italic"/>
    </style:style>
    <style:style style:name="P18" style:family="paragraph" style:parent-style-name="Standard" style:list-style-name="WW8Num2">
      <style:paragraph-properties fo:line-height="150%" fo:text-align="start" style:justify-single-word="false"/>
      <style:text-properties fo:font-size="14pt" fo:font-style="italic" officeooo:paragraph-rsid="00ebd7fc" style:font-size-asian="14pt" style:font-style-asian="italic" style:font-size-complex="14pt" style:font-style-complex="italic"/>
    </style:style>
    <style:style style:name="P19" style:family="paragraph" style:parent-style-name="Text_20_body">
      <style:paragraph-properties fo:text-align="justify" style:justify-single-word="false"/>
      <style:text-properties fo:color="#c9211e" officeooo:rsid="0006c4c9" officeooo:paragraph-rsid="006f2b84"/>
    </style:style>
    <style:style style:name="P20" style:family="paragraph" style:parent-style-name="Text_20_body">
      <style:paragraph-properties fo:text-align="justify" style:justify-single-word="false"/>
      <style:text-properties fo:color="#c9211e" officeooo:rsid="0006c4c9" officeooo:paragraph-rsid="0006c4c9"/>
    </style:style>
    <style:style style:name="P21" style:family="paragraph" style:parent-style-name="Text_20_body">
      <style:paragraph-properties fo:text-align="justify" style:justify-single-word="false"/>
      <style:text-properties fo:color="#c9211e" officeooo:rsid="0006c4c9" officeooo:paragraph-rsid="002681aa"/>
    </style:style>
    <style:style style:name="T1" style:family="text">
      <style:text-properties fo:font-style="italic" style:font-style-asian="italic" style:font-style-complex="italic"/>
    </style:style>
    <style:style style:name="T2" style:family="text">
      <style:text-properties fo:font-style="italic" officeooo:rsid="00e9bd61"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06c4c9"/>
    </style:style>
    <style:style style:name="T5" style:family="text">
      <style:text-properties officeooo:rsid="001a87a7"/>
    </style:style>
    <style:style style:name="T6" style:family="text">
      <style:text-properties style:text-underline-style="solid" style:text-underline-width="auto" style:text-underline-color="font-color" officeooo:rsid="00f09103"/>
    </style:style>
    <style:style style:name="T7" style:family="text">
      <style:text-properties style:text-underline-style="solid" style:text-underline-type="double" style:text-underline-width="auto" style:text-underline-color="font-color"/>
    </style:style>
    <style:style style:name="T8" style:family="text">
      <style:text-properties fo:language="grc" fo:country="GR" officeooo:rsid="00694688"/>
    </style:style>
    <style:style style:name="T9" style:family="text">
      <style:text-properties fo:language="grc" fo:country="GR" officeooo:rsid="00a6290f"/>
    </style:style>
    <style:style style:name="T10" style:family="text">
      <style:text-properties fo:language="grc" fo:country="GR" officeooo:rsid="00da089f"/>
    </style:style>
    <style:style style:name="T11" style:family="text">
      <style:text-properties fo:language="grc" fo:country="GR" officeooo:rsid="00ead2eb"/>
    </style:style>
    <style:style style:name="T12" style:family="text">
      <style:text-properties fo:font-weight="bold" style:font-weight-asian="bold" style:font-weight-complex="bold"/>
    </style:style>
    <style:style style:name="T13" style:family="text">
      <style:text-properties officeooo:rsid="00484b52"/>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49a36b" style:font-style-asian="normal" style:font-weight-asian="normal" style:font-style-complex="normal" style:font-weight-complex="normal"/>
    </style:style>
    <style:style style:name="T16" style:family="text">
      <style:text-properties fo:font-style="normal" fo:font-weight="normal" officeooo:rsid="005a68ec" style:font-style-asian="normal" style:font-weight-asian="normal" style:font-style-complex="normal" style:font-weight-complex="normal"/>
    </style:style>
    <style:style style:name="T17" style:family="text">
      <style:text-properties fo:font-style="normal" fo:font-weight="normal" officeooo:rsid="004ed2dc" style:font-style-asian="normal" style:font-weight-asian="normal" style:font-style-complex="normal" style:font-weight-complex="normal"/>
    </style:style>
    <style:style style:name="T18" style:family="text">
      <style:text-properties fo:font-style="normal" fo:font-weight="normal" officeooo:rsid="00c5dad3" style:font-style-asian="normal" style:font-weight-asian="normal" style:font-style-complex="normal" style:font-weight-complex="normal"/>
    </style:style>
    <style:style style:name="T19" style:family="text">
      <style:text-properties fo:font-style="normal" style:text-underline-style="none" fo:font-weight="normal" officeooo:rsid="0057280b" style:font-style-asian="normal" style:font-weight-asian="normal" style:font-style-complex="normal" style:font-weight-complex="normal"/>
    </style:style>
    <style:style style:name="T20" style:family="text">
      <style:text-properties fo:font-style="normal" style:text-underline-style="none" fo:font-weight="normal" officeooo:rsid="00c18411" style:font-style-asian="normal" style:font-weight-asian="normal" style:font-style-complex="normal" style:font-weight-complex="normal"/>
    </style:style>
    <style:style style:name="T21" style:family="text">
      <style:text-properties fo:font-style="normal" style:text-underline-style="none" fo:font-weight="normal" officeooo:rsid="0049a36b" style:font-style-asian="normal" style:font-weight-asian="normal" style:font-style-complex="normal" style:font-weight-complex="normal"/>
    </style:style>
    <style:style style:name="T22" style:family="text">
      <style:text-properties fo:font-style="normal" style:text-underline-style="none" fo:font-weight="normal" officeooo:rsid="0049880b" style:font-style-asian="normal" style:font-weight-asian="normal" style:font-style-complex="normal" style:font-weight-complex="normal"/>
    </style:style>
    <style:style style:name="T23" style:family="text">
      <style:text-properties fo:font-style="normal" style:text-underline-style="none" fo:font-weight="normal" officeooo:rsid="004c44ff" style:font-style-asian="normal" style:font-weight-asian="normal" style:font-style-complex="normal" style:font-weight-complex="normal"/>
    </style:style>
    <style:style style:name="T24" style:family="text">
      <style:text-properties fo:font-style="normal" style:text-underline-style="none" fo:font-weight="normal" officeooo:rsid="004ed2dc" style:font-style-asian="normal" style:font-weight-asian="normal" style:font-style-complex="normal" style:font-weight-complex="normal"/>
    </style:style>
    <style:style style:name="T25" style:family="text">
      <style:text-properties fo:font-style="normal" style:text-underline-style="none" fo:font-weight="normal" officeooo:rsid="008b876a" style:font-style-asian="normal" style:font-weight-asian="normal" style:font-style-complex="normal" style:font-weight-complex="normal"/>
    </style:style>
    <style:style style:name="T26" style:family="text">
      <style:text-properties fo:font-style="normal" style:text-underline-style="none" fo:font-weight="normal" officeooo:rsid="00c2f575" style:font-style-asian="normal" style:font-weight-asian="normal" style:font-style-complex="normal" style:font-weight-complex="normal"/>
    </style:style>
    <style:style style:name="T27" style:family="text">
      <style:text-properties fo:font-style="normal" style:text-underline-style="none" fo:font-weight="normal" officeooo:rsid="005a68ec" style:font-style-asian="normal" style:font-weight-asian="normal" style:font-style-complex="normal" style:font-weight-complex="normal"/>
    </style:style>
    <style:style style:name="T28" style:family="text">
      <style:text-properties fo:font-style="normal" style:text-underline-style="none" fo:font-weight="normal" officeooo:rsid="00c44b87" style:font-style-asian="normal" style:font-weight-asian="normal" style:font-style-complex="normal" style:font-weight-complex="normal"/>
    </style:style>
    <style:style style:name="T29" style:family="text">
      <style:text-properties fo:font-style="normal" style:text-underline-style="none" fo:font-weight="normal" officeooo:rsid="00578f38" style:font-style-asian="normal" style:font-weight-asian="normal" style:font-style-complex="normal" style:font-weight-complex="normal"/>
    </style:style>
    <style:style style:name="T30" style:family="text">
      <style:text-properties fo:font-style="normal" style:text-underline-style="none" fo:font-weight="normal" officeooo:rsid="00e6a4e3" style:font-style-asian="normal" style:font-weight-asian="normal" style:font-style-complex="normal" style:font-weight-complex="normal"/>
    </style:style>
    <style:style style:name="T31" style:family="text">
      <style:text-properties fo:font-style="normal" style:text-underline-style="none" fo:font-weight="normal" officeooo:rsid="00c5dad3" style:font-style-asian="normal" style:font-weight-asian="normal" style:font-style-complex="normal" style:font-weight-complex="normal"/>
    </style:style>
    <style:style style:name="T32" style:family="text">
      <style:text-properties fo:font-style="normal" officeooo:rsid="00e9bd61" style:font-style-asian="normal" style:font-style-complex="normal"/>
    </style:style>
    <style:style style:name="T33" style:family="text">
      <style:text-properties fo:font-style="normal" officeooo:rsid="00e3cd9f" style:font-style-asian="normal" style:font-style-complex="normal"/>
    </style:style>
    <style:style style:name="T34" style:family="text">
      <style:text-properties fo:font-style="normal" officeooo:rsid="00fa2a79" style:font-style-asian="normal" style:font-style-complex="normal"/>
    </style:style>
    <style:style style:name="T35" style:family="text">
      <style:text-properties style:text-position="super 58%"/>
    </style:style>
    <style:style style:name="T36" style:family="text">
      <style:text-properties officeooo:rsid="00bf0789"/>
    </style:style>
    <style:style style:name="T37" style:family="text">
      <style:text-properties officeooo:rsid="00c18411"/>
    </style:style>
    <style:style style:name="T38" style:family="text">
      <style:text-properties fo:color="#c9211e" fo:font-style="normal" style:text-underline-style="none" fo:font-weight="normal" officeooo:rsid="00c2f575" style:font-style-asian="normal" style:font-weight-asian="normal" style:font-style-complex="normal" style:font-weight-complex="normal"/>
    </style:style>
    <style:style style:name="T39" style:family="text">
      <style:text-properties fo:color="#c9211e" fo:font-style="normal" style:text-underline-style="none" fo:font-weight="normal" officeooo:rsid="00e63aea" style:font-style-asian="normal" style:font-weight-asian="normal" style:font-style-complex="normal" style:font-weight-complex="normal"/>
    </style:style>
    <style:style style:name="T40" style:family="text">
      <style:text-properties fo:color="#c9211e" fo:font-style="normal" style:text-underline-style="none" fo:font-weight="normal" officeooo:rsid="00e6a4e3" style:font-style-asian="normal" style:font-weight-asian="normal" style:font-style-complex="normal" style:font-weight-complex="normal"/>
    </style:style>
    <style:style style:name="T41" style:family="text">
      <style:text-properties fo:color="#c9211e" fo:font-style="normal" style:text-underline-style="none" fo:font-weight="normal" officeooo:rsid="0049880b" style:font-style-asian="normal" style:font-weight-asian="normal" style:font-style-complex="normal" style:font-weight-complex="normal"/>
    </style:style>
    <style:style style:name="T42" style:family="text">
      <style:text-properties fo:color="#c9211e" fo:font-style="normal" style:text-underline-style="none" fo:font-weight="normal" officeooo:rsid="00e79221" style:font-style-asian="normal" style:font-weight-asian="normal" style:font-style-complex="normal" style:font-weight-complex="normal"/>
    </style:style>
    <style:style style:name="T43" style:family="text">
      <style:text-properties fo:color="#c9211e" fo:font-style="normal" style:text-underline-style="none" fo:font-weight="normal" officeooo:rsid="004c44ff" style:font-style-asian="normal" style:font-weight-asian="normal" style:font-style-complex="normal" style:font-weight-complex="normal"/>
    </style:style>
    <style:style style:name="T44" style:family="text">
      <style:text-properties fo:color="#c9211e" fo:font-style="normal" style:text-underline-style="none" fo:font-weight="normal" officeooo:rsid="00e7cdd3" style:font-style-asian="normal" style:font-weight-asian="normal" style:font-style-complex="normal" style:font-weight-complex="normal"/>
    </style:style>
    <style:style style:name="T45" style:family="text">
      <style:text-properties fo:color="#c9211e" fo:font-style="normal" style:text-underline-style="none" fo:font-weight="normal" officeooo:rsid="00e88b66" style:font-style-asian="normal" style:font-weight-asian="normal" style:font-style-complex="normal" style:font-weight-complex="normal"/>
    </style:style>
    <style:style style:name="T46" style:family="text">
      <style:text-properties fo:color="#c9211e" fo:font-style="normal" style:text-underline-style="none" fo:font-weight="normal" officeooo:rsid="004ed2dc" style:font-style-asian="normal" style:font-weight-asian="normal" style:font-style-complex="normal" style:font-weight-complex="normal"/>
    </style:style>
    <style:style style:name="T47" style:family="text">
      <style:text-properties fo:color="#c9211e" fo:font-style="normal" fo:font-weight="normal" style:font-style-asian="normal" style:font-weight-asian="normal" style:font-style-complex="normal" style:font-weight-complex="normal"/>
    </style:style>
    <style:style style:name="T48" style:family="text">
      <style:text-properties fo:color="#c9211e" fo:font-style="normal" fo:font-weight="normal" officeooo:rsid="00c2f575" style:font-style-asian="normal" style:font-weight-asian="normal" style:font-style-complex="normal" style:font-weight-complex="normal"/>
    </style:style>
    <style:style style:name="T49" style:family="text">
      <style:text-properties fo:color="#c9211e" fo:font-style="normal" fo:font-weight="normal" officeooo:rsid="00e63aea" style:font-style-asian="normal" style:font-weight-asian="normal" style:font-style-complex="normal" style:font-weight-complex="normal"/>
    </style:style>
    <style:style style:name="T50" style:family="text">
      <style:text-properties fo:color="#c9211e" fo:font-style="normal" fo:font-weight="normal" officeooo:rsid="00e6a4e3" style:font-style-asian="normal" style:font-weight-asian="normal" style:font-style-complex="normal" style:font-weight-complex="normal"/>
    </style:style>
    <style:style style:name="T51" style:family="text">
      <style:text-properties fo:color="#c9211e" fo:font-style="normal" fo:font-weight="normal" officeooo:rsid="00e79221" style:font-style-asian="normal" style:font-weight-asian="normal" style:font-style-complex="normal" style:font-weight-complex="normal"/>
    </style:style>
    <style:style style:name="T52" style:family="text">
      <style:text-properties fo:color="#c9211e" fo:font-style="normal" fo:font-weight="normal" officeooo:rsid="004c44ff" style:font-style-asian="normal" style:font-weight-asian="normal" style:font-style-complex="normal" style:font-weight-complex="normal"/>
    </style:style>
    <style:style style:name="T53" style:family="text">
      <style:text-properties fo:color="#c9211e" fo:font-style="normal" fo:font-weight="normal" officeooo:rsid="00e7cdd3" style:font-style-asian="normal" style:font-weight-asian="normal" style:font-style-complex="normal" style:font-weight-complex="normal"/>
    </style:style>
    <style:style style:name="T54" style:family="text">
      <style:text-properties officeooo:rsid="00eb28eb"/>
    </style:style>
    <style:style style:name="T55" style:family="text">
      <style:text-properties officeooo:rsid="00f01857"/>
    </style:style>
    <style:style style:name="T56" style:family="text">
      <style:text-properties style:text-underline-style="none" officeooo:rsid="00f09103"/>
    </style:style>
    <style:style style:name="T57" style:family="text">
      <style:text-properties fo:font-size="11pt" fo:font-weight="bold" officeooo:rsid="00542796" style:font-size-asian="11pt" style:font-weight-asian="bold" style:font-size-complex="11pt" style:font-weight-complex="bold"/>
    </style:style>
    <style:style style:name="T58" style:family="text">
      <style:text-properties fo:font-size="11pt" fo:font-weight="bold" officeooo:rsid="00dd35cf" style:font-size-asian="11pt" style:font-weight-asian="bold" style:font-size-complex="11pt" style:font-weight-complex="bold"/>
    </style:style>
    <style:style style:name="T59" style:family="text">
      <style:text-properties fo:font-size="11pt" fo:font-style="normal" fo:font-weight="bold" officeooo:rsid="0084b79f" style:font-size-asian="11pt" style:font-style-asian="normal" style:font-weight-asian="bold" style:font-size-complex="11pt" style:font-style-complex="normal" style:font-weight-complex="bold"/>
    </style:style>
    <style:style style:name="T60" style:family="text">
      <style:text-properties fo:font-size="11pt" fo:font-style="italic" fo:font-weight="bold" officeooo:rsid="0084b79f" style:font-size-asian="11pt" style:font-style-asian="italic" style:font-weight-asian="bold" style:font-size-complex="11pt" style:font-style-complex="italic" style:font-weight-complex="bold"/>
    </style:style>
    <style:style style:name="T61" style:family="text">
      <style:text-properties fo:font-size="11pt" fo:font-weight="normal" officeooo:rsid="0084b79f" style:font-size-asian="11pt" style:font-weight-asian="normal" style:font-size-complex="11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3">5</text:span><text:span text:style-name="T35">e</text:span> / français / télé-travail n°<text:span text:style-name="T36">3 : correction</text:span></text:p>
      <text:p text:style-name="P9">é<text:span text:style-name="T13">tude du subjonctif : étude de la conjugaison</text:span></text:p>
      <text:p text:style-name="P14">Complétez les conjugaisons suivantes <text:span text:style-name="T37">au subjonctif présent:</text:span></text:p>
      <text:p text:style-name="P10"><text:span text:style-name="T19">que je </text:span><text:span text:style-name="T25">c</text:span><text:span text:style-name="T20">roie</text:span><text:span text:style-name="T19"><text:tab/><text:tab/></text:span><text:span text:style-name="T21">que j</text:span><text:span text:style-name="T26">e touche</text:span><text:span text:style-name="T21"><text:tab/><text:tab/></text:span><text:span text:style-name="T22">que j’</text:span><text:span text:style-name="T28">apprenne</text:span><text:span text:style-name="T22"><text:tab/></text:span><text:span text:style-name="T23">que je </text:span><text:span text:style-name="T43">s</text:span><text:span text:style-name="T44">ois</text:span><text:span text:style-name="T23"><text:tab/><text:tab/></text:span><text:span text:style-name="T24">que j’</text:span><text:span text:style-name="T45">aie</text:span></text:p>
      <text:p text:style-name="P12"><text:span text:style-name="T19">que tu </text:span><text:span text:style-name="T20">croies<text:tab/></text:span><text:span text:style-name="T19"> <text:tab/></text:span><text:span text:style-name="T21">que tu </text:span><text:span text:style-name="T26">touches</text:span><text:span text:style-name="T21"><text:tab/><text:tab/></text:span><text:span text:style-name="T22">que tu </text:span><text:span text:style-name="T41">a</text:span><text:span text:style-name="T42">pprennes</text:span><text:span text:style-name="T22"><text:tab/></text:span><text:span text:style-name="T23">que tu </text:span><text:span text:style-name="T31">sois</text:span><text:span text:style-name="T23"><text:tab/><text:tab/></text:span><text:span text:style-name="T24">que tu </text:span><text:span text:style-name="T45">aies</text:span></text:p>
      <text:p text:style-name="P11"><text:span text:style-name="T19">qu’il </text:span><text:span text:style-name="T20">croie</text:span><text:span text:style-name="T19"><text:tab/><text:tab/></text:span><text:span text:style-name="T21">qu’il </text:span><text:span text:style-name="T38">t</text:span><text:span text:style-name="T40">ouche</text:span><text:span text:style-name="T30"><text:tab/></text:span><text:span text:style-name="T21"><text:tab/></text:span><text:span text:style-name="T22">qu’il </text:span><text:span text:style-name="T41">a</text:span><text:span text:style-name="T42">pprenne<text:tab/></text:span><text:span text:style-name="T22"><text:tab/></text:span><text:span text:style-name="T24">qu’il soit<text:tab/><text:tab/>qu’il ait</text:span></text:p>
      <text:p text:style-name="P12"><text:span text:style-name="T29">que nous </text:span><text:span text:style-name="T38">c</text:span><text:span text:style-name="T39">royions</text:span><text:span text:style-name="T29"><text:tab/></text:span><text:span text:style-name="T21">que nous </text:span><text:span text:style-name="T38">t</text:span><text:span text:style-name="T40">ouchions</text:span><text:span text:style-name="T21"><text:tab/></text:span><text:span text:style-name="T22">que nous </text:span><text:span text:style-name="T41">a</text:span><text:span text:style-name="T42">pprenions</text:span><text:span text:style-name="T22"> </text:span><text:span text:style-name="T24">que nous </text:span><text:span text:style-name="T43">s</text:span><text:span text:style-name="T44">oyons</text:span><text:span text:style-name="T24"><text:tab/>que nous </text:span><text:span text:style-name="T45">ayons</text:span></text:p>
      <text:p text:style-name="P13"><text:span text:style-name="T15">que vous </text:span><text:span text:style-name="T48">c</text:span><text:span text:style-name="T49">royiez</text:span><text:span text:style-name="T15"><text:tab/></text:span><text:span text:style-name="T14">que vous </text:span><text:span text:style-name="T48">t</text:span><text:span text:style-name="T50">ouchiez</text:span><text:span text:style-name="T14"><text:tab/></text:span><text:span text:style-name="T16">que vous </text:span><text:span text:style-name="T47">a</text:span><text:span text:style-name="T51">ppreniez</text:span><text:span text:style-name="T14"><text:tab/></text:span><text:span text:style-name="T17">que vous </text:span><text:span text:style-name="T52">s</text:span><text:span text:style-name="T53">oyez<text:tab/></text:span><text:span text:style-name="T17">que vous </text:span><text:span text:style-name="T18">ayez</text:span></text:p>
      <text:p text:style-name="P11"><text:span text:style-name="T21">qu’ils </text:span><text:span text:style-name="T38">c</text:span><text:span text:style-name="T39">roient<text:tab/></text:span><text:span text:style-name="T21"><text:tab/></text:span><text:span text:style-name="T22">qu’ils </text:span><text:span text:style-name="T38">t</text:span><text:span text:style-name="T40">ouchent</text:span><text:span text:style-name="T22"><text:tab/></text:span><text:span text:style-name="T27">qu’ils </text:span><text:span text:style-name="T41">a</text:span><text:span text:style-name="T42">pprennent</text:span><text:span text:style-name="T22"><text:tab/></text:span><text:span text:style-name="T24">qu’ils soient<text:tab/><text:tab/>qu’ils </text:span><text:span text:style-name="T46">a</text:span><text:span text:style-name="T45">ient</text:span></text:p>
      <text:p text:style-name="Horizontal_20_Line"/>
      <text:p text:style-name="P7"><text:span text:style-name="T57">p</text:span><text:span text:style-name="T58">oème d’</text:span><text:span text:style-name="T59">Eugène Guillevic</text:span><text:span text:style-name="T60">, </text:span><text:span text:style-name="Police_20_par_20_défaut"><text:span text:style-name="T60">Terre à bonheur</text:span></text:span></text:p>
      <text:list xml:id="list998871993" text:style-name="WW8Num2">
        <text:list-header>
          <text:p text:style-name="P15"><text:span text:style-name="T1"><text:s text:c="13"/>Que </text:span><text:span text:style-name="T3">déjà</text:span><text:span text:style-name="T1"> </text:span><text:span text:style-name="T3">je</text:span><text:span text:style-name="T1"> </text:span><text:span text:style-name="T3">me lève</text:span><text:span text:style-name="T1"> </text:span><text:span text:style-name="T3">en</text:span><text:span text:style-name="T1"> </text:span><text:span text:style-name="T3">ce</text:span><text:span text:style-name="T1"> </text:span><text:span text:style-name="T3">matin</text:span><text:span text:style-name="T1"> </text:span><text:span text:style-name="T3">d</text:span><text:span text:style-name="T1">'</text:span><text:span text:style-name="T3">été</text:span></text:p>
          <text:list>
            <text:list-item>
              <text:list>
                <text:list-header>
                  <text:p text:style-name="P16">Sans regretter longtemps la nuit et le repos,</text:p>
                  <text:p text:style-name="P16">Que déjà je me lève</text:p>
                  <text:p text:style-name="P16">Et que j'aie cette envie d'eau froide</text:p>
                </text:list-header>
              </text:list>
            </text:list-item>
          </text:list>
          <text:p text:style-name="P16"><text:span text:style-name="T33">[05]<text:tab/></text:span>Pour ma nuque et pour mon visage,</text:p>
          <text:list>
            <text:list-item>
              <text:list>
                <text:list-header>
                  <text:p text:style-name="P16">Que <text:span text:style-name="T7">je</text:span> regarde <text:span text:style-name="T7">avec envie</text:span></text:p>
                  <text:p text:style-name="P17">L'abeille en grand travail</text:p>
                  <text:p text:style-name="P16">Et que je <text:span text:style-name="T7">la</text:span> comprenne,</text:p>
                  <text:p text:style-name="P16"><text:span text:style-name="T12">Que déjà je me lève et voie le buis</text:span>,</text:p>
                </text:list-header>
              </text:list>
            </text:list-item>
          </text:list>
          <text:p text:style-name="P16"><text:span text:style-name="T33">[10]<text:tab/></text:span>Qui probablement travaille autant que l'abeille,</text:p>
          <text:list>
            <text:list-item>
              <text:list>
                <text:list-header>
                  <text:p text:style-name="P18"><text:span text:style-name="Police_20_par_20_défaut"><text:span text:style-name="T61">Et que j'en sois content...</text:span></text:span></text:p>
                </text:list-header>
              </text:list>
            </text:list-item>
          </text:list>
        </text:list-header>
      </text:list>
      <text:p text:style-name="Horizontal_20_Line"/>
      <text:p text:style-name="P1">Questions sur le texte. <text:span text:style-name="T5">Sauf mention contraire, toutes les réponses doivent être rédigées sans abréviation.</text:span></text:p>
      <text:p text:style-name="P2"><text:span text:style-name="T4">(01) Le poète exprime son souhait de se sentir «content» comme il l’écrit, c’est-à-dire pleinement </text:span><text:span text:style-name="T2">satisfaisait</text:span><text:span text:style-name="T32"> </text:span><text:span text:style-name="T34">de ce qu’il est et </text:span><text:span text:style-name="T32">du monde autour de lui : il regarde ainsi «avec envie» l’abeille au travail car il aimerait comme elle avoir goût à ce qu’il fait.</text:span></text:p>
      <text:p text:style-name="P3"><text:span text:style-name="T4">(02) </text:span><text:span text:style-name="T8">L</text:span><text:span text:style-name="T11">e mot </text:span><text:span text:style-name="T9">«</text:span><text:span text:style-name="T10">buis</text:span><text:span text:style-name="T9">»</text:span><text:span text:style-name="T8"> d</text:span><text:span text:style-name="T11">ésigne un arbrisseau au bois jaunâtre et très dur.</text:span></text:p>
      <text:p text:style-name="P6">(03) «<text:span text:style-name="T54">je me lève</text:span>» <text:span text:style-name="T54">(v.1 et 2), «que j’aie» (v. 4), «que je regarde» (v. 6), «que je comprenne» (v. 8), «Que je me lève et voie» (v. 9), «travaille» (v. 10) et «sois» (v. 11) sont des subjonctifs présents.</text:span></text:p>
      <text:p text:style-name="P19">(04) <text:tab/>je bois, tu bois, il boit, nous buvons, vous buvez, ils boivent</text:p>
      <text:p text:style-name="P4"><text:tab/><text:span text:style-name="T55">que je boive, que tu boives, qu’il boive, que nous buvions, que vous buviez, qu’ils boivent</text:span></text:p>
      <text:p text:style-name="P5"><text:span text:style-name="T4">(05) Que déjà </text:span><text:span text:style-name="T6">nous</text:span><text:span text:style-name="T56"> </text:span><text:span text:style-name="T6">nous</text:span><text:span text:style-name="T56"> </text:span><text:span text:style-name="T6">levions</text:span><text:span text:style-name="T56"> et </text:span><text:span text:style-name="T6">voyions</text:span><text:span text:style-name="T56"> le buis,</text:span></text:p>
      <text:p text:style-name="P20">(06) «déjà» est un adverbe, «je» est un pronom personnel, «me lève» est le verbe lever (actif.subjonctif.présent.1S), «en» est une préposition, «ce» est un déterminant démonstratif, «d’» est une préposition et «été» est un nom commun.</text:p>
      <text:p text:style-name="P21">(07) «je» est le sujet du verbe «regarde», «avec envie» est un complément de phrase complément circonstanciel de manière, «l’abeille en grand travail» est le COD de «reg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2:18:20.493072133</meta:creation-date>
    <dc:date>2020-03-24T14:25:41.773336453</dc:date>
    <meta:editing-duration>PT3H27M9S</meta:editing-duration>
    <meta:editing-cycles>165</meta:editing-cycles>
    <meta:generator>LibreOffice/6.0.7.3$Linux_X86_64 LibreOffice_project/00m0$Build-3</meta:generator>
    <meta:print-date>2020-03-24T08:45:59.856009796</meta:print-date>
    <meta:document-statistic meta:table-count="0" meta:image-count="0" meta:object-count="0" meta:page-count="1" meta:paragraph-count="30" meta:word-count="407" meta:character-count="2291" meta:non-whitespace-character-count="1897"/>
  </office:meta>
</office:document-meta>
</file>